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use-regular-expressions="false" table:use-wildcards="true"/>
      <table:table table:name="policy_dataset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 table:style-name="Default" office:value-type="string" calcext:value-type="string">
            <text:p>randomisedchattiness</text:p>
          </table:table-cell>
          <table:table-cell office:value-type="string" calcext:value-type="string">
            <text:p>globalchattiness</text:p>
          </table:table-cell>
          <table:table-cell office:value-type="string" calcext:value-type="string">
            <text:p>intimacystrength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ropouts_bve</text:p>
          </table:table-cell>
          <table:table-cell office:value-type="string" calcext:value-type="string">
            <text:p>ms_t_bve</text:p>
          </table:table-cell>
          <table:table-cell office:value-type="string" calcext:value-type="string">
            <text:p>nc_t_bve</text:p>
          </table:table-cell>
          <table:table-cell office:value-type="string" calcext:value-type="string">
            <text:p>totalcomments_bve</text:p>
          </table:table-cell>
          <table:table-cell office:value-type="string" calcext:value-type="string">
            <text:p>totalmembershipstrength_bve</text:p>
          </table:table-cell>
          <table:table-cell office:value-type="string" calcext:value-type="string">
            <text:p>mgmteffort_b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er</text:p>
          </table:table-cell>
          <table:table-cell office:value-type="float" office:value="0" calcext:value-type="float">
            <text:p>0</text:p>
          </table:table-cell>
          <table:table-cell office:value-type="float" office:value="2.37218251543546" calcext:value-type="float">
            <text:p>2.37218251543546</text:p>
          </table:table-cell>
          <table:table-cell office:value-type="float" office:value="-0.144000999251778" calcext:value-type="float">
            <text:p>-0.144000999251778</text:p>
          </table:table-cell>
          <table:table-cell office:value-type="float" office:value="1.2341624513404" calcext:value-type="float">
            <text:p>1.2341624513404</text:p>
          </table:table-cell>
          <table:table-cell office:value-type="float" office:value="5.68032261758488" calcext:value-type="float">
            <text:p>5.68032261758488</text:p>
          </table:table-cell>
          <table:table-cell office:value-type="float" office:value="-161.576323140513" calcext:value-type="float">
            <text:p>-161.5763231405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 active</text:p>
          </table:table-cell>
          <table:table-cell office:value-type="float" office:value="1.96859693141204" calcext:value-type="float">
            <text:p>1.96859693141204</text:p>
          </table:table-cell>
          <table:table-cell office:value-type="float" office:value="3.8221208508039" calcext:value-type="float">
            <text:p>3.8221208508039</text:p>
          </table:table-cell>
          <table:table-cell office:value-type="float" office:value="0.189848608119892" calcext:value-type="float">
            <text:p>0.189848608119892</text:p>
          </table:table-cell>
          <table:table-cell office:value-type="float" office:value="0.108914448703492" calcext:value-type="float">
            <text:p>0.108914448703492</text:p>
          </table:table-cell>
          <table:table-cell office:value-type="float" office:value="5.42994617715438" calcext:value-type="float">
            <text:p>5.42994617715438</text:p>
          </table:table-cell>
          <table:table-cell office:value-type="float" office:value="-164.465853638718" calcext:value-type="float">
            <text:p>-164.4658536387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er</text:p>
          </table:table-cell>
          <table:table-cell office:value-type="float" office:value="0" calcext:value-type="float">
            <text:p>0</text:p>
          </table:table-cell>
          <table:table-cell office:value-type="float" office:value="2.66064334768251" calcext:value-type="float">
            <text:p>2.66064334768251</text:p>
          </table:table-cell>
          <table:table-cell office:value-type="float" office:value="-0.773948052592871" calcext:value-type="float">
            <text:p>-0.773948052592871</text:p>
          </table:table-cell>
          <table:table-cell office:value-type="float" office:value="-0.209546284222678" calcext:value-type="float">
            <text:p>-0.209546284222678</text:p>
          </table:table-cell>
          <table:table-cell office:value-type="float" office:value="8.67689041970652" calcext:value-type="float">
            <text:p>8.67689041970652</text:p>
          </table:table-cell>
          <table:table-cell office:value-type="float" office:value="-176.968486429237" calcext:value-type="float">
            <text:p>-176.9684864292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 active</text:p>
          </table:table-cell>
          <table:table-cell office:value-type="float" office:value="1.7999482595073" calcext:value-type="float">
            <text:p>1.7999482595073</text:p>
          </table:table-cell>
          <table:table-cell office:value-type="float" office:value="3.11919866179579" calcext:value-type="float">
            <text:p>3.11919866179579</text:p>
          </table:table-cell>
          <table:table-cell office:value-type="float" office:value="-0.15847037926086" calcext:value-type="float">
            <text:p>-0.15847037926086</text:p>
          </table:table-cell>
          <table:table-cell office:value-type="float" office:value="0.512827848175693" calcext:value-type="float">
            <text:p>0.512827848175693</text:p>
          </table:table-cell>
          <table:table-cell office:value-type="float" office:value="7.40777338276503" calcext:value-type="float">
            <text:p>7.40777338276503</text:p>
          </table:table-cell>
          <table:table-cell office:value-type="float" office:value="-187.0487161608" calcext:value-type="float">
            <text:p>-187.04871616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er</text:p>
          </table:table-cell>
          <table:table-cell office:value-type="float" office:value="0.999999999999999" calcext:value-type="float">
            <text:p>0.999999999999999</text:p>
          </table:table-cell>
          <table:table-cell office:value-type="float" office:value="2.87721626768487" calcext:value-type="float">
            <text:p>2.87721626768487</text:p>
          </table:table-cell>
          <table:table-cell office:value-type="float" office:value="0.477824169625578" calcext:value-type="float">
            <text:p>0.477824169625578</text:p>
          </table:table-cell>
          <table:table-cell office:value-type="float" office:value="0.166003600993757" calcext:value-type="float">
            <text:p>0.166003600993757</text:p>
          </table:table-cell>
          <table:table-cell office:value-type="float" office:value="4.44828790369332" calcext:value-type="float">
            <text:p>4.44828790369332</text:p>
          </table:table-cell>
          <table:table-cell office:value-type="float" office:value="-145.14807238121" calcext:value-type="float">
            <text:p>-145.148072381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e active</text:p>
          </table:table-cell>
          <table:table-cell office:value-type="float" office:value="3.94641793502367" calcext:value-type="float">
            <text:p>3.94641793502367</text:p>
          </table:table-cell>
          <table:table-cell office:value-type="float" office:value="3.83958888079773" calcext:value-type="float">
            <text:p>3.83958888079773</text:p>
          </table:table-cell>
          <table:table-cell office:value-type="float" office:value="0.0544404435367992" calcext:value-type="float">
            <text:p>0.054440443536799</text:p>
          </table:table-cell>
          <table:table-cell office:value-type="float" office:value="1.96315786535671" calcext:value-type="float">
            <text:p>1.96315786535671</text:p>
          </table:table-cell>
          <table:table-cell office:value-type="float" office:value="7.56167879265128" calcext:value-type="float">
            <text:p>7.56167879265128</text:p>
          </table:table-cell>
          <table:table-cell office:value-type="float" office:value="-188.905831481752" calcext:value-type="float">
            <text:p>-188.9058314817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er</text:p>
          </table:table-cell>
          <table:table-cell office:value-type="float" office:value="0" calcext:value-type="float">
            <text:p>0</text:p>
          </table:table-cell>
          <table:table-cell office:value-type="float" office:value="1.583496927025" calcext:value-type="float">
            <text:p>1.583496927025</text:p>
          </table:table-cell>
          <table:table-cell office:value-type="float" office:value="0.433463961024461" calcext:value-type="float">
            <text:p>0.433463961024461</text:p>
          </table:table-cell>
          <table:table-cell office:value-type="float" office:value="-0.698939453896105" calcext:value-type="float">
            <text:p>-0.698939453896105</text:p>
          </table:table-cell>
          <table:table-cell office:value-type="float" office:value="6.48397125388349" calcext:value-type="float">
            <text:p>6.48397125388349</text:p>
          </table:table-cell>
          <table:table-cell office:value-type="float" office:value="-185.16921293635" calcext:value-type="float">
            <text:p>-185.169212936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e active</text:p>
          </table:table-cell>
          <table:table-cell office:value-type="float" office:value="4.86554477114982" calcext:value-type="float">
            <text:p>4.86554477114982</text:p>
          </table:table-cell>
          <table:table-cell office:value-type="float" office:value="4.35868605974242" calcext:value-type="float">
            <text:p>4.35868605974242</text:p>
          </table:table-cell>
          <table:table-cell office:value-type="float" office:value="0.851955870124421" calcext:value-type="float">
            <text:p>0.851955870124421</text:p>
          </table:table-cell>
          <table:table-cell office:value-type="float" office:value="0.664581118568372" calcext:value-type="float">
            <text:p>0.664581118568372</text:p>
          </table:table-cell>
          <table:table-cell office:value-type="float" office:value="7.7583327702258" calcext:value-type="float">
            <text:p>7.7583327702258</text:p>
          </table:table-cell>
          <table:table-cell office:value-type="float" office:value="-183.96220412294" calcext:value-type="float">
            <text:p>-183.962204122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wer</text:p>
          </table:table-cell>
          <table:table-cell office:value-type="float" office:value="1.17083770316484" calcext:value-type="float">
            <text:p>1.17083770316484</text:p>
          </table:table-cell>
          <table:table-cell office:value-type="float" office:value="1.43316304244659" calcext:value-type="float">
            <text:p>1.43316304244659</text:p>
          </table:table-cell>
          <table:table-cell office:value-type="float" office:value="0.00452206129131758" calcext:value-type="float">
            <text:p>0.004522061291318</text:p>
          </table:table-cell>
          <table:table-cell office:value-type="float" office:value="0.0916394487241985" calcext:value-type="float">
            <text:p>0.091639448724199</text:p>
          </table:table-cell>
          <table:table-cell office:value-type="float" office:value="4.14661747874106" calcext:value-type="float">
            <text:p>4.14661747874106</text:p>
          </table:table-cell>
          <table:table-cell office:value-type="float" office:value="-178.735133179165" calcext:value-type="float">
            <text:p>-178.7351331791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re active</text:p>
          </table:table-cell>
          <table:table-cell office:value-type="float" office:value="8.65251132048758" calcext:value-type="float">
            <text:p>8.65251132048758</text:p>
          </table:table-cell>
          <table:table-cell office:value-type="float" office:value="11.9189517869099" calcext:value-type="float">
            <text:p>11.9189517869099</text:p>
          </table:table-cell>
          <table:table-cell office:value-type="float" office:value="5.83540090237229" calcext:value-type="float">
            <text:p>5.83540090237229</text:p>
          </table:table-cell>
          <table:table-cell office:value-type="float" office:value="6.15933485008971" calcext:value-type="float">
            <text:p>6.15933485008971</text:p>
          </table:table-cell>
          <table:table-cell office:value-type="float" office:value="9.28203121027808" calcext:value-type="float">
            <text:p>9.28203121027808</text:p>
          </table:table-cell>
          <table:table-cell office:value-type="float" office:value="-156.455995849489" calcext:value-type="float">
            <text:p>-156.4559958494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wer</text:p>
          </table:table-cell>
          <table:table-cell office:value-type="float" office:value="0" calcext:value-type="float">
            <text:p>0</text:p>
          </table:table-cell>
          <table:table-cell office:value-type="float" office:value="3.24853570188928" calcext:value-type="float">
            <text:p>3.24853570188928</text:p>
          </table:table-cell>
          <table:table-cell office:value-type="float" office:value="0.0749207146671386" calcext:value-type="float">
            <text:p>0.074920714667139</text:p>
          </table:table-cell>
          <table:table-cell office:value-type="float" office:value="-1.88474483412403" calcext:value-type="float">
            <text:p>-1.88474483412403</text:p>
          </table:table-cell>
          <table:table-cell office:value-type="float" office:value="5.76584748499341" calcext:value-type="float">
            <text:p>5.76584748499341</text:p>
          </table:table-cell>
          <table:table-cell office:value-type="float" office:value="-163.313311400746" calcext:value-type="float">
            <text:p>-163.3133114007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re active</text:p>
          </table:table-cell>
          <table:table-cell office:value-type="float" office:value="9.83427308579306" calcext:value-type="float">
            <text:p>9.83427308579306</text:p>
          </table:table-cell>
          <table:table-cell office:value-type="float" office:value="14.4038446354546" calcext:value-type="float">
            <text:p>14.4038446354546</text:p>
          </table:table-cell>
          <table:table-cell office:value-type="float" office:value="6.35901740005659" calcext:value-type="float">
            <text:p>6.35901740005659</text:p>
          </table:table-cell>
          <table:table-cell office:value-type="float" office:value="8.50096470133077" calcext:value-type="float">
            <text:p>8.50096470133077</text:p>
          </table:table-cell>
          <table:table-cell office:value-type="float" office:value="11.4126152929683" calcext:value-type="float">
            <text:p>11.4126152929683</text:p>
          </table:table-cell>
          <table:table-cell office:value-type="float" office:value="-207.757645599191" calcext:value-type="float">
            <text:p>-207.7576455991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er</text:p>
          </table:table-cell>
          <table:table-cell office:value-type="float" office:value="0" calcext:value-type="float">
            <text:p>0</text:p>
          </table:table-cell>
          <table:table-cell office:value-type="float" office:value="1.82327354016636" calcext:value-type="float">
            <text:p>1.82327354016636</text:p>
          </table:table-cell>
          <table:table-cell office:value-type="float" office:value="0.28066231825325" calcext:value-type="float">
            <text:p>0.28066231825325</text:p>
          </table:table-cell>
          <table:table-cell office:value-type="float" office:value="0.984847945302326" calcext:value-type="float">
            <text:p>0.984847945302326</text:p>
          </table:table-cell>
          <table:table-cell office:value-type="float" office:value="3.42900426091683" calcext:value-type="float">
            <text:p>3.42900426091683</text:p>
          </table:table-cell>
          <table:table-cell office:value-type="float" office:value="-172.241426332301" calcext:value-type="float">
            <text:p>-172.2414263323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 active</text:p>
          </table:table-cell>
          <table:table-cell office:value-type="float" office:value="0.999999999999999" calcext:value-type="float">
            <text:p>0.999999999999999</text:p>
          </table:table-cell>
          <table:table-cell office:value-type="float" office:value="2.38323732028838" calcext:value-type="float">
            <text:p>2.38323732028838</text:p>
          </table:table-cell>
          <table:table-cell office:value-type="float" office:value="-0.686974559125028" calcext:value-type="float">
            <text:p>-0.686974559125028</text:p>
          </table:table-cell>
          <table:table-cell office:value-type="float" office:value="-0.296927272847813" calcext:value-type="float">
            <text:p>-0.296927272847813</text:p>
          </table:table-cell>
          <table:table-cell office:value-type="float" office:value="2.32063968987868" calcext:value-type="float">
            <text:p>2.32063968987868</text:p>
          </table:table-cell>
          <table:table-cell office:value-type="float" office:value="-178.013373107537" calcext:value-type="float">
            <text:p>-178.0133731075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er</text:p>
          </table:table-cell>
          <table:table-cell office:value-type="float" office:value="0" calcext:value-type="float">
            <text:p>0</text:p>
          </table:table-cell>
          <table:table-cell office:value-type="float" office:value="2.4230611769507" calcext:value-type="float">
            <text:p>2.4230611769507</text:p>
          </table:table-cell>
          <table:table-cell office:value-type="float" office:value="0.0591723632458692" calcext:value-type="float">
            <text:p>0.059172363245869</text:p>
          </table:table-cell>
          <table:table-cell office:value-type="float" office:value="0.933671320761554" calcext:value-type="float">
            <text:p>0.933671320761554</text:p>
          </table:table-cell>
          <table:table-cell office:value-type="float" office:value="7.31792413063815" calcext:value-type="float">
            <text:p>7.31792413063815</text:p>
          </table:table-cell>
          <table:table-cell office:value-type="float" office:value="-196.185516157689" calcext:value-type="float">
            <text:p>-196.1855161576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 active</text:p>
          </table:table-cell>
          <table:table-cell office:value-type="float" office:value="0" calcext:value-type="float">
            <text:p>0</text:p>
          </table:table-cell>
          <table:table-cell office:value-type="float" office:value="2.49761685842143" calcext:value-type="float">
            <text:p>2.49761685842143</text:p>
          </table:table-cell>
          <table:table-cell office:value-type="float" office:value="0.0161669039833995" calcext:value-type="float">
            <text:p>0.0161669039834</text:p>
          </table:table-cell>
          <table:table-cell office:value-type="float" office:value="-0.319396765628671" calcext:value-type="float">
            <text:p>-0.319396765628671</text:p>
          </table:table-cell>
          <table:table-cell office:value-type="float" office:value="6.73573036751502" calcext:value-type="float">
            <text:p>6.73573036751502</text:p>
          </table:table-cell>
          <table:table-cell office:value-type="float" office:value="-218.854160433469" calcext:value-type="float">
            <text:p>-218.8541604334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er</text:p>
          </table:table-cell>
          <table:table-cell office:value-type="float" office:value="0" calcext:value-type="float">
            <text:p>0</text:p>
          </table:table-cell>
          <table:table-cell office:value-type="float" office:value="2.34772502137035" calcext:value-type="float">
            <text:p>2.34772502137035</text:p>
          </table:table-cell>
          <table:table-cell office:value-type="float" office:value="0.122220290159091" calcext:value-type="float">
            <text:p>0.122220290159091</text:p>
          </table:table-cell>
          <table:table-cell office:value-type="float" office:value="-0.835197242593499" calcext:value-type="float">
            <text:p>-0.835197242593499</text:p>
          </table:table-cell>
          <table:table-cell office:value-type="float" office:value="0.905287155063069" calcext:value-type="float">
            <text:p>0.905287155063069</text:p>
          </table:table-cell>
          <table:table-cell office:value-type="float" office:value="-162.734079764871" calcext:value-type="float">
            <text:p>-162.7340797648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e active</text:p>
          </table:table-cell>
          <table:table-cell office:value-type="float" office:value="2.11355026035573" calcext:value-type="float">
            <text:p>2.11355026035573</text:p>
          </table:table-cell>
          <table:table-cell office:value-type="float" office:value="0.695348329460404" calcext:value-type="float">
            <text:p>0.695348329460404</text:p>
          </table:table-cell>
          <table:table-cell office:value-type="float" office:value="-0.9385653675285" calcext:value-type="float">
            <text:p>-0.9385653675285</text:p>
          </table:table-cell>
          <table:table-cell office:value-type="float" office:value="0.0604538424310888" calcext:value-type="float">
            <text:p>0.060453842431089</text:p>
          </table:table-cell>
          <table:table-cell office:value-type="float" office:value="2.03263689969563" calcext:value-type="float">
            <text:p>2.03263689969563</text:p>
          </table:table-cell>
          <table:table-cell office:value-type="float" office:value="-178.752452935985" calcext:value-type="float">
            <text:p>-178.7524529359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er</text:p>
          </table:table-cell>
          <table:table-cell office:value-type="float" office:value="0" calcext:value-type="float">
            <text:p>0</text:p>
          </table:table-cell>
          <table:table-cell office:value-type="float" office:value="1.22931273605593" calcext:value-type="float">
            <text:p>1.22931273605593</text:p>
          </table:table-cell>
          <table:table-cell office:value-type="float" office:value="-0.137404795264827" calcext:value-type="float">
            <text:p>-0.137404795264827</text:p>
          </table:table-cell>
          <table:table-cell office:value-type="float" office:value="1.2507985209352" calcext:value-type="float">
            <text:p>1.2507985209352</text:p>
          </table:table-cell>
          <table:table-cell office:value-type="float" office:value="9.93495706300953" calcext:value-type="float">
            <text:p>9.93495706300953</text:p>
          </table:table-cell>
          <table:table-cell office:value-type="float" office:value="-205.115491933245" calcext:value-type="float">
            <text:p>-205.1154919332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e active</text:p>
          </table:table-cell>
          <table:table-cell office:value-type="float" office:value="1.94168125375243" calcext:value-type="float">
            <text:p>1.94168125375243</text:p>
          </table:table-cell>
          <table:table-cell office:value-type="float" office:value="1.43017371247001" calcext:value-type="float">
            <text:p>1.43017371247001</text:p>
          </table:table-cell>
          <table:table-cell office:value-type="float" office:value="-0.00438752370144915" calcext:value-type="float">
            <text:p>-0.004387523701449</text:p>
          </table:table-cell>
          <table:table-cell office:value-type="float" office:value="0.12711557128196" calcext:value-type="float">
            <text:p>0.12711557128196</text:p>
          </table:table-cell>
          <table:table-cell office:value-type="float" office:value="5.60614576889889" calcext:value-type="float">
            <text:p>5.60614576889889</text:p>
          </table:table-cell>
          <table:table-cell office:value-type="float" office:value="-231.909295320849" calcext:value-type="float">
            <text:p>-231.9092953208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wer</text:p>
          </table:table-cell>
          <table:table-cell office:value-type="float" office:value="0" calcext:value-type="float">
            <text:p>0</text:p>
          </table:table-cell>
          <table:table-cell office:value-type="float" office:value="2.5642062785694" calcext:value-type="float">
            <text:p>2.5642062785694</text:p>
          </table:table-cell>
          <table:table-cell office:value-type="float" office:value="0.254416734550786" calcext:value-type="float">
            <text:p>0.254416734550786</text:p>
          </table:table-cell>
          <table:table-cell office:value-type="float" office:value="-0.926765446677837" calcext:value-type="float">
            <text:p>-0.926765446677837</text:p>
          </table:table-cell>
          <table:table-cell office:value-type="float" office:value="1.91077894878303" calcext:value-type="float">
            <text:p>1.91077894878303</text:p>
          </table:table-cell>
          <table:table-cell office:value-type="float" office:value="-171.050579582735" calcext:value-type="float">
            <text:p>-171.0505795827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re active</text:p>
          </table:table-cell>
          <table:table-cell office:value-type="float" office:value="6.21266477039774" calcext:value-type="float">
            <text:p>6.21266477039774</text:p>
          </table:table-cell>
          <table:table-cell office:value-type="float" office:value="8.6515379580458" calcext:value-type="float">
            <text:p>8.6515379580458</text:p>
          </table:table-cell>
          <table:table-cell office:value-type="float" office:value="2.44278509844514" calcext:value-type="float">
            <text:p>2.44278509844514</text:p>
          </table:table-cell>
          <table:table-cell office:value-type="float" office:value="1.41769721833954" calcext:value-type="float">
            <text:p>1.41769721833954</text:p>
          </table:table-cell>
          <table:table-cell office:value-type="float" office:value="3.69190453625073" calcext:value-type="float">
            <text:p>3.69190453625073</text:p>
          </table:table-cell>
          <table:table-cell office:value-type="float" office:value="-225.555576168817" calcext:value-type="float">
            <text:p>-225.5555761688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wer</text:p>
          </table:table-cell>
          <table:table-cell office:value-type="float" office:value="0" calcext:value-type="float">
            <text:p>0</text:p>
          </table:table-cell>
          <table:table-cell office:value-type="float" office:value="3.58833469801337" calcext:value-type="float">
            <text:p>3.58833469801337</text:p>
          </table:table-cell>
          <table:table-cell office:value-type="float" office:value="0.36347477685015" calcext:value-type="float">
            <text:p>0.36347477685015</text:p>
          </table:table-cell>
          <table:table-cell office:value-type="float" office:value="-0.622552165212903" calcext:value-type="float">
            <text:p>-0.622552165212903</text:p>
          </table:table-cell>
          <table:table-cell office:value-type="float" office:value="5.55829232095373" calcext:value-type="float">
            <text:p>5.55829232095373</text:p>
          </table:table-cell>
          <table:table-cell office:value-type="float" office:value="-198.691019164031" calcext:value-type="float">
            <text:p>-198.6910191640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re active</text:p>
          </table:table-cell>
          <table:table-cell office:value-type="float" office:value="6.89956256424511" calcext:value-type="float">
            <text:p>6.89956256424511</text:p>
          </table:table-cell>
          <table:table-cell office:value-type="float" office:value="6.79545946775531" calcext:value-type="float">
            <text:p>6.79545946775531</text:p>
          </table:table-cell>
          <table:table-cell office:value-type="float" office:value="2.30326422670431" calcext:value-type="float">
            <text:p>2.30326422670431</text:p>
          </table:table-cell>
          <table:table-cell office:value-type="float" office:value="4.78935367177114" calcext:value-type="float">
            <text:p>4.78935367177114</text:p>
          </table:table-cell>
          <table:table-cell office:value-type="float" office:value="9.20794372371052" calcext:value-type="float">
            <text:p>9.20794372371052</text:p>
          </table:table-cell>
          <table:table-cell office:value-type="float" office:value="-220.414416141818" calcext:value-type="float">
            <text:p>-220.4144161418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er</text:p>
          </table:table-cell>
          <table:table-cell office:value-type="float" office:value="0" calcext:value-type="float">
            <text:p>0</text:p>
          </table:table-cell>
          <table:table-cell office:value-type="float" office:value="2.15522802427139" calcext:value-type="float">
            <text:p>2.15522802427139</text:p>
          </table:table-cell>
          <table:table-cell office:value-type="float" office:value="0.30888281928792" calcext:value-type="float">
            <text:p>0.30888281928792</text:p>
          </table:table-cell>
          <table:table-cell office:value-type="float" office:value="1.13229328629551" calcext:value-type="float">
            <text:p>1.13229328629551</text:p>
          </table:table-cell>
          <table:table-cell office:value-type="float" office:value="1.89217435396512" calcext:value-type="float">
            <text:p>1.89217435396512</text:p>
          </table:table-cell>
          <table:table-cell office:value-type="float" office:value="-265.160229093081" calcext:value-type="float">
            <text:p>-265.1602290930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 active</text:p>
          </table:table-cell>
          <table:table-cell office:value-type="float" office:value="0" calcext:value-type="float">
            <text:p>0</text:p>
          </table:table-cell>
          <table:table-cell office:value-type="float" office:value="2.5251497549432" calcext:value-type="float">
            <text:p>2.5251497549432</text:p>
          </table:table-cell>
          <table:table-cell office:value-type="float" office:value="0.730248864716732" calcext:value-type="float">
            <text:p>0.730248864716732</text:p>
          </table:table-cell>
          <table:table-cell office:value-type="float" office:value="0.649576557110325" calcext:value-type="float">
            <text:p>0.649576557110325</text:p>
          </table:table-cell>
          <table:table-cell office:value-type="float" office:value="1.70548467665625" calcext:value-type="float">
            <text:p>1.70548467665625</text:p>
          </table:table-cell>
          <table:table-cell office:value-type="float" office:value="-230.504652348433" calcext:value-type="float">
            <text:p>-230.5046523484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er</text:p>
          </table:table-cell>
          <table:table-cell office:value-type="float" office:value="0" calcext:value-type="float">
            <text:p>0</text:p>
          </table:table-cell>
          <table:table-cell office:value-type="float" office:value="2.01972627043151" calcext:value-type="float">
            <text:p>2.01972627043151</text:p>
          </table:table-cell>
          <table:table-cell office:value-type="float" office:value="0.555212848665092" calcext:value-type="float">
            <text:p>0.555212848665092</text:p>
          </table:table-cell>
          <table:table-cell office:value-type="float" office:value="0.871159515402391" calcext:value-type="float">
            <text:p>0.871159515402391</text:p>
          </table:table-cell>
          <table:table-cell office:value-type="float" office:value="4.37581800938191" calcext:value-type="float">
            <text:p>4.37581800938191</text:p>
          </table:table-cell>
          <table:table-cell office:value-type="float" office:value="-332.836486179282" calcext:value-type="float">
            <text:p>-332.8364861792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 active</text:p>
          </table:table-cell>
          <table:table-cell office:value-type="float" office:value="0" calcext:value-type="float">
            <text:p>0</text:p>
          </table:table-cell>
          <table:table-cell office:value-type="float" office:value="0.908150832179722" calcext:value-type="float">
            <text:p>0.908150832179722</text:p>
          </table:table-cell>
          <table:table-cell office:value-type="float" office:value="0.0290538735878647" calcext:value-type="float">
            <text:p>0.029053873587865</text:p>
          </table:table-cell>
          <table:table-cell office:value-type="float" office:value="0.0246988934439361" calcext:value-type="float">
            <text:p>0.024698893443936</text:p>
          </table:table-cell>
          <table:table-cell office:value-type="float" office:value="4.79583152331281" calcext:value-type="float">
            <text:p>4.79583152331281</text:p>
          </table:table-cell>
          <table:table-cell office:value-type="float" office:value="-313.751385975519" calcext:value-type="float">
            <text:p>-313.7513859755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er</text:p>
          </table:table-cell>
          <table:table-cell office:value-type="float" office:value="0" calcext:value-type="float">
            <text:p>0</text:p>
          </table:table-cell>
          <table:table-cell office:value-type="float" office:value="2.62926144864663" calcext:value-type="float">
            <text:p>2.62926144864663</text:p>
          </table:table-cell>
          <table:table-cell office:value-type="float" office:value="-0.895147876472394" calcext:value-type="float">
            <text:p>-0.895147876472394</text:p>
          </table:table-cell>
          <table:table-cell office:value-type="float" office:value="-1.02346485286832" calcext:value-type="float">
            <text:p>-1.02346485286832</text:p>
          </table:table-cell>
          <table:table-cell office:value-type="float" office:value="0.240763278002947" calcext:value-type="float">
            <text:p>0.240763278002947</text:p>
          </table:table-cell>
          <table:table-cell office:value-type="float" office:value="-215.63483016221" calcext:value-type="float">
            <text:p>-215.634830162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e active</text:p>
          </table:table-cell>
          <table:table-cell office:value-type="float" office:value="2.37977238048402" calcext:value-type="float">
            <text:p>2.37977238048402</text:p>
          </table:table-cell>
          <table:table-cell office:value-type="float" office:value="1.78017667571158" calcext:value-type="float">
            <text:p>1.78017667571158</text:p>
          </table:table-cell>
          <table:table-cell office:value-type="float" office:value="0.251317195115203" calcext:value-type="float">
            <text:p>0.251317195115203</text:p>
          </table:table-cell>
          <table:table-cell office:value-type="float" office:value="-1.17262611076741" calcext:value-type="float">
            <text:p>-1.17262611076741</text:p>
          </table:table-cell>
          <table:table-cell office:value-type="float" office:value="0.081215317099537" calcext:value-type="float">
            <text:p>0.081215317099537</text:p>
          </table:table-cell>
          <table:table-cell office:value-type="float" office:value="-224.693364862352" calcext:value-type="float">
            <text:p>-224.6933648623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er</text:p>
          </table:table-cell>
          <table:table-cell office:value-type="float" office:value="0" calcext:value-type="float">
            <text:p>0</text:p>
          </table:table-cell>
          <table:table-cell office:value-type="float" office:value="0.848947870610935" calcext:value-type="float">
            <text:p>0.848947870610935</text:p>
          </table:table-cell>
          <table:table-cell office:value-type="float" office:value="-0.135629833695383" calcext:value-type="float">
            <text:p>-0.135629833695383</text:p>
          </table:table-cell>
          <table:table-cell office:value-type="float" office:value="-2.42355398842702" calcext:value-type="float">
            <text:p>-2.42355398842702</text:p>
          </table:table-cell>
          <table:table-cell office:value-type="float" office:value="3.16227766016833" calcext:value-type="float">
            <text:p>3.16227766016833</text:p>
          </table:table-cell>
          <table:table-cell office:value-type="float" office:value="-301.007377101942" calcext:value-type="float">
            <text:p>-301.0073771019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e active</text:p>
          </table:table-cell>
          <table:table-cell office:value-type="float" office:value="1.59155259026433" calcext:value-type="float">
            <text:p>1.59155259026433</text:p>
          </table:table-cell>
          <table:table-cell office:value-type="float" office:value="3.71859258204724" calcext:value-type="float">
            <text:p>3.71859258204724</text:p>
          </table:table-cell>
          <table:table-cell office:value-type="float" office:value="0.424461544505203" calcext:value-type="float">
            <text:p>0.424461544505203</text:p>
          </table:table-cell>
          <table:table-cell office:value-type="float" office:value="1.89186447906143" calcext:value-type="float">
            <text:p>1.89186447906143</text:p>
          </table:table-cell>
          <table:table-cell office:value-type="float" office:value="5.25357021462548" calcext:value-type="float">
            <text:p>5.25357021462548</text:p>
          </table:table-cell>
          <table:table-cell office:value-type="float" office:value="-285.54310264555" calcext:value-type="float">
            <text:p>-285.543102645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wer</text:p>
          </table:table-cell>
          <table:table-cell office:value-type="float" office:value="0" calcext:value-type="float">
            <text:p>0</text:p>
          </table:table-cell>
          <table:table-cell office:value-type="float" office:value="1.74338045821758" calcext:value-type="float">
            <text:p>1.74338045821758</text:p>
          </table:table-cell>
          <table:table-cell office:value-type="float" office:value="-0.293724008932906" calcext:value-type="float">
            <text:p>-0.293724008932906</text:p>
          </table:table-cell>
          <table:table-cell office:value-type="float" office:value="-0.416350317621415" calcext:value-type="float">
            <text:p>-0.416350317621415</text:p>
          </table:table-cell>
          <table:table-cell office:value-type="float" office:value="0.688641273903713" calcext:value-type="float">
            <text:p>0.688641273903713</text:p>
          </table:table-cell>
          <table:table-cell office:value-type="float" office:value="-203.141771811377" calcext:value-type="float">
            <text:p>-203.1417718113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re active</text:p>
          </table:table-cell>
          <table:table-cell office:value-type="float" office:value="5.87570493846556" calcext:value-type="float">
            <text:p>5.87570493846556</text:p>
          </table:table-cell>
          <table:table-cell office:value-type="float" office:value="2.82088256917517" calcext:value-type="float">
            <text:p>2.82088256917517</text:p>
          </table:table-cell>
          <table:table-cell office:value-type="float" office:value="1.0899522619032" calcext:value-type="float">
            <text:p>1.0899522619032</text:p>
          </table:table-cell>
          <table:table-cell office:value-type="float" office:value="-0.227653969422845" calcext:value-type="float">
            <text:p>-0.227653969422845</text:p>
          </table:table-cell>
          <table:table-cell office:value-type="float" office:value="0.856193745062217" calcext:value-type="float">
            <text:p>0.856193745062217</text:p>
          </table:table-cell>
          <table:table-cell office:value-type="float" office:value="-234.37394961549" calcext:value-type="float">
            <text:p>-234.373949615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wer</text:p>
          </table:table-cell>
          <table:table-cell office:value-type="float" office:value="0" calcext:value-type="float">
            <text:p>0</text:p>
          </table:table-cell>
          <table:table-cell office:value-type="float" office:value="1.72000383898779" calcext:value-type="float">
            <text:p>1.72000383898779</text:p>
          </table:table-cell>
          <table:table-cell office:value-type="float" office:value="0.254169487554963" calcext:value-type="float">
            <text:p>0.254169487554963</text:p>
          </table:table-cell>
          <table:table-cell office:value-type="float" office:value="1.13253855170121" calcext:value-type="float">
            <text:p>1.13253855170121</text:p>
          </table:table-cell>
          <table:table-cell office:value-type="float" office:value="4.08989886516436" calcext:value-type="float">
            <text:p>4.08989886516436</text:p>
          </table:table-cell>
          <table:table-cell office:value-type="float" office:value="-279.152382310097" calcext:value-type="float">
            <text:p>-279.1523823100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re active</text:p>
          </table:table-cell>
          <table:table-cell office:value-type="float" office:value="5.29081885061146" calcext:value-type="float">
            <text:p>5.29081885061146</text:p>
          </table:table-cell>
          <table:table-cell office:value-type="float" office:value="3.22568182764043" calcext:value-type="float">
            <text:p>3.22568182764043</text:p>
          </table:table-cell>
          <table:table-cell office:value-type="float" office:value="1.44310800189629" calcext:value-type="float">
            <text:p>1.44310800189629</text:p>
          </table:table-cell>
          <table:table-cell office:value-type="float" office:value="3.43059865030084" calcext:value-type="float">
            <text:p>3.43059865030084</text:p>
          </table:table-cell>
          <table:table-cell office:value-type="float" office:value="6.62890231670771" calcext:value-type="float">
            <text:p>6.62890231670771</text:p>
          </table:table-cell>
          <table:table-cell office:value-type="float" office:value="-293.716767864896" calcext:value-type="float">
            <text:p>-293.716767864896</text:p>
          </table:table-cell>
          <table:table-cell table:number-columns-repeated="1014"/>
        </table:table-row>
      </table:table>
      <table:named-expressions/>
      <table:database-ranges>
        <table:database-range table:name="__Anonymous_Sheet_DB__0" table:target-range-address="policy_dataset.H1:policy_dataset.Q3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6T18:50:18.131232000</dc:date>
    <dc:creator>Alberto Cottica</dc:creator>
    <meta:editing-duration>PT5M51S</meta:editing-duration>
    <meta:editing-cycles>2</meta:editing-cycles>
    <meta:generator>LibreOffice/5.4.0.3$MacOSX_X86_64 LibreOffice_project/7556cbc6811c9d992f4064ab9287069087d7f62c</meta:generator>
    <meta:document-statistic meta:table-count="1" meta:cell-count="370" meta:object-count="0"/>
  </office:meta>
</office:document-meta>
</file>